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700000114633AB22DB6490D71.png" manifest:media-type="image/png"/>
  <manifest:file-entry manifest:full-path="Pictures/100000000000020A000001019A0501EA5C12ED25.png" manifest:media-type="image/png"/>
  <manifest:file-entry manifest:full-path="Pictures/100000000000022F000001D0E9193B7523210534.png" manifest:media-type="image/png"/>
  <manifest:file-entry manifest:full-path="Pictures/100000000000024A000000C8DE208C7CE7D61BB9.png" manifest:media-type="image/png"/>
  <manifest:file-entry manifest:full-path="Pictures/10000000000004A80000008FF509EB978783F5B0.png" manifest:media-type="image/png"/>
  <manifest:file-entry manifest:full-path="Pictures/10000000000004A5000000E2D20195E486D408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74aa" officeooo:paragraph-rsid="000274aa"/>
    </style:style>
    <style:style style:name="P2" style:family="paragraph" style:parent-style-name="Standard">
      <style:text-properties officeooo:rsid="000274aa" officeooo:paragraph-rsid="00062ba9"/>
    </style:style>
    <style:style style:name="P3" style:family="paragraph" style:parent-style-name="Standard">
      <style:text-properties officeooo:rsid="000274aa" officeooo:paragraph-rsid="00066ed2"/>
    </style:style>
    <style:style style:name="P4" style:family="paragraph" style:parent-style-name="Standard">
      <style:text-properties officeooo:rsid="000274aa" officeooo:paragraph-rsid="000cb652"/>
    </style:style>
    <style:style style:name="P5" style:family="paragraph" style:parent-style-name="Standard">
      <style:text-properties officeooo:rsid="0002f872" officeooo:paragraph-rsid="0002f872"/>
    </style:style>
    <style:style style:name="P6" style:family="paragraph" style:parent-style-name="Standard">
      <style:text-properties officeooo:rsid="0002f872" officeooo:paragraph-rsid="00062ba9"/>
    </style:style>
    <style:style style:name="P7" style:family="paragraph" style:parent-style-name="Standard">
      <style:text-properties officeooo:rsid="0002f872" officeooo:paragraph-rsid="00085429"/>
    </style:style>
    <style:style style:name="P8" style:family="paragraph" style:parent-style-name="Standard">
      <style:text-properties officeooo:rsid="0002f872" officeooo:paragraph-rsid="000cb652"/>
    </style:style>
    <style:style style:name="P9" style:family="paragraph" style:parent-style-name="Standard">
      <style:text-properties officeooo:rsid="00047b36" officeooo:paragraph-rsid="0002f872"/>
    </style:style>
    <style:style style:name="P10" style:family="paragraph" style:parent-style-name="Standard">
      <style:text-properties officeooo:rsid="00062ba9" officeooo:paragraph-rsid="00062ba9"/>
    </style:style>
    <style:style style:name="P11" style:family="paragraph" style:parent-style-name="Standard">
      <style:text-properties officeooo:rsid="00062ba9" officeooo:paragraph-rsid="00066ed2"/>
    </style:style>
    <style:style style:name="P12" style:family="paragraph" style:parent-style-name="Standard">
      <style:text-properties officeooo:rsid="00062ba9" officeooo:paragraph-rsid="000cb652"/>
    </style:style>
    <style:style style:name="P13" style:family="paragraph" style:parent-style-name="Standard">
      <style:text-properties officeooo:rsid="00085429" officeooo:paragraph-rsid="00085429"/>
    </style:style>
    <style:style style:name="P14" style:family="paragraph" style:parent-style-name="Standard">
      <style:text-properties officeooo:rsid="00085429" officeooo:paragraph-rsid="000cb652"/>
    </style:style>
    <style:style style:name="T1" style:family="text">
      <style:text-properties officeooo:rsid="0002f872"/>
    </style:style>
    <style:style style:name="T2" style:family="text">
      <style:text-properties officeooo:rsid="00066e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STE <text:span text:style-name="T2">3</text:span> (CENTRO <text:span text:style-name="T2">3</text:span>000)</text:p>
      <text:p text:style-name="P12"/>
      <text:p text:style-name="P4">1° passo: <text:span text:style-name="T1">Cadastro SAP</text:span></text:p>
      <text:p text:style-name="P4"/>
      <text:p text:style-name="P4"><draw:frame draw:style-name="fr1" draw:name="Figura13" text:anchor-type="paragraph" svg:width="11.762cm" svg:height="5.791cm" draw:z-index="0"><draw:image xlink:href="Pictures/100000000000020A000001019A0501EA5C12ED2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igura14" text:anchor-type="paragraph" svg:y="0.079cm" svg:width="12.383cm" svg:height="10.278cm" draw:z-index="1"><draw:image xlink:href="Pictures/100000000000022F000001D0E9193B752321053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igura15" text:anchor-type="paragraph" svg:width="13.693cm" svg:height="4.674cm" draw:z-index="2"><draw:image xlink:href="Pictures/100000000000024A000000C8DE208C7CE7D61BB9.png" xlink:type="simple" xlink:show="embed" xlink:actuate="onLoad"/></draw:frame></text:p>
      <text:p text:style-name="P4"/>
      <text:p text:style-name="P4"/>
      <text:p text:style-name="P8"><text:soft-page-break/>2° Passo: Verificação Sequor</text:p>
      <text:p text:style-name="P8"/>
      <text:p text:style-name="P14"><draw:frame draw:style-name="fr3" draw:name="Figura16" text:anchor-type="paragraph" svg:width="17cm" svg:height="2.039cm" draw:z-index="3"><draw:image xlink:href="Pictures/10000000000004A80000008FF509EB978783F5B0.png" xlink:type="simple" xlink:show="embed" xlink:actuate="onLoad"/></draw:frame></text:p>
      <text:p text:style-name="P14"><draw:frame draw:style-name="fr3" draw:name="Figura17" text:anchor-type="paragraph" svg:width="17cm" svg:height="3.939cm" draw:z-index="4"><draw:image xlink:href="Pictures/10000000000004A700000114633AB22DB6490D71.png" xlink:type="simple" xlink:show="embed" xlink:actuate="onLoad"/></draw:frame></text:p>
      <text:p text:style-name="P14"><draw:frame draw:style-name="fr3" draw:name="Figura18" text:anchor-type="paragraph" svg:width="17cm" svg:height="3.23cm" draw:z-index="5"><draw:image xlink:href="Pictures/10000000000004A5000000E2D20195E486D408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11:00.683000000</meta:creation-date>
    <dc:date>2018-04-02T11:16:07.968000000</dc:date>
    <meta:editing-duration>PT24M13S</meta:editing-duration>
    <meta:editing-cycles>5</meta:editing-cycles>
    <meta:generator>LibreOffice/5.3.1.2$Windows_X86_64 LibreOffice_project/e80a0e0fd1875e1696614d24c32df0f95f03deb2</meta:generator>
    <meta:document-statistic meta:table-count="0" meta:image-count="6" meta:object-count="0" meta:page-count="2" meta:paragraph-count="3" meta:word-count="12" meta:character-count="71" meta:non-whitespace-character-count="62"/>
  </office:meta>
</office:document-meta>
</file>